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5E37FCC71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1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Gestrichelt_20_angepasst" svg:stroke-width="0.08cm" svg:stroke-color="#666666" draw:marker-start-width="0.455cm" draw:marker-end-width="0.455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Palatino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Palatino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Palatino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15.07cm" svg:x="7.35cm" svg:y="2.965cm">
          <draw:image xlink:href="Pictures/10000201000005DC000005E37FCC711A.png" xlink:type="simple" xlink:show="embed" xlink:actuate="onLoad">
            <text:p/>
          </draw:image>
        </draw:frame>
        <draw:frame draw:style-name="gr2" draw:text-style-name="P2" draw:layer="layout" svg:width="1.277cm" svg:height="1.991cm" svg:x="18.5cm" svg:y="7.7cm">
          <draw:text-box>
            <text:p><text:span text:style-name="T1">S</text:span></text:p>
          </draw:text-box>
        </draw:frame>
        <draw:frame draw:style-name="gr3" draw:text-style-name="P2" draw:layer="layout" svg:width="1.56cm" svg:height="1.991cm" svg:x="11.5cm" svg:y="6.4cm">
          <draw:text-box>
            <text:p><text:span text:style-name="T2">D</text:span></text:p>
          </draw:text-box>
        </draw:frame>
        <draw:frame draw:style-name="gr3" draw:text-style-name="P2" draw:layer="layout" svg:width="1.488cm" svg:height="1.991cm" svg:x="11.5cm" svg:y="14.3cm">
          <draw:text-box>
            <text:p><text:span text:style-name="T2">A</text:span></text:p>
          </draw:text-box>
        </draw:frame>
        <draw:custom-shape draw:style-name="gr4" draw:text-style-name="P1" draw:layer="layout" svg:width="2.5cm" svg:height="2.4cm" svg:x="15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1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Gestrichelt_20_angepasst" draw:display-name="Gestrichelt angepasst" draw:style="rect" draw:dots1="1" draw:dots1-length="200%" draw:distance="26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7-23T14:32:39.933885047</meta:creation-date>
    <dc:date>2014-07-24T13:53:56.862648237</dc:date>
    <dc:creator>Jonathan Gruber</dc:creator>
    <meta:editing-duration>PT19S</meta:editing-duration>
    <meta:editing-cycles>4</meta:editing-cycles>
    <meta:generator>LibreOffice/4.2.4.2$Linux_X86_64 LibreOffice_project/420m0$Build-2</meta:generator>
    <meta:document-statistic meta:object-count="5"/>
  </office:meta>
</office:document-meta>
</file>